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6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04_08-36-22_000.jpg</text:p>
          </table:table-cell>
          <table:table-cell table:style-name="ce11" office:value-type="string">
            <text:p>:m 記録 / 身体 / 様子 / location=歯茎：前歯：上あご,time=~；occasion=~,other=歯茎の、上あごへの接続部、付近。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記録 / 身体 / 様子 / location=歯茎：前歯：上あご,time=~；occasion=~,other=歯茎の、上あごへの接続部、付近。">
            <text:p>:m 記録 / 身体 / 様子 / location=歯茎：前歯：上あご,time=~；occasion=~,other=歯茎の、上あごへの接続部、付近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04_08-37-06_000.jpg</text:p>
          </table:table-cell>
          <table:table-cell table:style-name="ce11" office:value-type="string">
            <text:p>:m 記録 / 身体 / 様子 / location=歯茎：前歯：上あご,time=~；occasion=~,other=歯茎の、上あごへの接続部、付近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記録 / 身体 / 様子 / location=歯茎：前歯：上あご,time=~；occasion=~,other=歯茎の、上あごへの接続部、付近。">
            <text:p>:m 記録 / 身体 / 様子 / location=歯茎：前歯：上あご,time=~；occasion=~,other=歯茎の、上あごへの接続部、付近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1-04_12-27-21_000.jpg</text:p>
          </table:table-cell>
          <table:table-cell table:style-name="ce11" office:value-type="string">
            <text:p>:m RES 1*2 / free# JVEMV6 68#_id=16V7:2 / 68. theoretical-physics(tp) / w=(-1/6*(β-α)^3);(β-α=η),topics=積分：６分の１の公式,other=q+,s=~,i=~,doc=r-2-3~1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1*2 / free# JVEMV6 68#_id=16V7:2 / 68. theoretical-physics(tp) / w=(-1/6*(β-α)^3);(β-α=η),topics=積分：６分の１の公式,other=q+,s=~,i=~,doc=r-2-3~1">
            <text:p>:m RES 1*2 / free# JVEMV6 68#_id=16V7:2 / 68. theoretical-physics(tp) / w=(-1/6*(β-α)^3);(β-α=η),topics=積分：６分の１の公式,other=q+,s=~,i=~,doc=r-2-3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1-04_12-27-41_000.jpg</text:p>
          </table:table-cell>
          <table:table-cell table:style-name="ce11" office:value-type="string">
            <text:p>:m RES 2*2 / free# JVEMV6 68#_id=16V7:2 / 68. theoretical-physics(tp) / w=(-1/6*(β-α)^3);(β-α=η),topics=積分：６分の１の公式,other=q+,s=~,i=~,doc=r-2-3~1 / N:comp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2*2 / free# JVEMV6 68#_id=16V7:2 / 68. theoretical-physics(tp) / w=(-1/6*(β-α)^3);(β-α=η),topics=積分：６分の１の公式,other=q+,s=~,i=~,doc=r-2-3~1 / N:comp">
            <text:p>:m RES 2*2 / free# JVEMV6 68#_id=16V7:2 / 68. theoretical-physics(tp) / w=(-1/6*(β-α)^3);(β-α=η),topics=積分：６分の１の公式,other=q+,s=~,i=~,doc=r-2-3~1 / N:comp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1-04_12-47-55_000.jpg</text:p>
          </table:table-cell>
          <table:table-cell table:style-name="ce18" office:value-type="string">
            <text:p>:m RES 1*1 / free# JVEMV6 68#_id=16V7:3 / 68. theoretical-physics(tp) / w=(-1/6*(β-α)^3);(β-α=η),topics=積分：６分の１の公式：証明,other=~,s=~,i=~,doc=r-2-3~1 / N:comp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1*1 / free# JVEMV6 68#_id=16V7:3 / 68. theoretical-physics(tp) / w=(-1/6*(β-α)^3);(β-α=η),topics=積分：６分の１の公式：証明,other=~,s=~,i=~,doc=r-2-3~1 / N:comp">
            <text:p>:m RES 1*1 / free# JVEMV6 68#_id=16V7:3 / 68. theoretical-physics(tp) / w=(-1/6*(β-α)^3);(β-α=η),topics=積分：６分の１の公式：証明,other=~,s=~,i=~,doc=r-2-3~1 / N:comp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1-04_13-19-16_000.jpg</text:p>
          </table:table-cell>
          <table:table-cell table:style-name="ce18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1-04_14-58-47_000.jpg</text:p>
          </table:table-cell>
          <table:table-cell table:style-name="ce11" office:value-type="string">
            <text:p>:m RES 1*3 / free# JVEMV6 76#_id=GBHE:1 / 76. theoretical-physics(tp) / w=~,topics=速度ベクトルと、その回転との、大きさの比較：(v-&gt;=(y,x,xy))の場合,other=~,s=~,i=~,doc=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1*3 / free# JVEMV6 76#_id=GBHE:1 / 76. theoretical-physics(tp) / w=~,topics=速度ベクトルと、その回転との、大きさの比較：(v-&gt;=(y,x,xy))の場合,other=~,s=~,i=~,doc=">
            <text:p>:m RES 1*3 / free# JVEMV6 76#_id=GBHE:1 / 76. theoretical-physics(tp) / w=~,topics=速度ベクトルと、その回転との、大きさの比較：(v-&gt;=(y,x,xy))の場合,other=~,s=~,i=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1-04_14-59-13_000.jpg</text:p>
          </table:table-cell>
          <table:table-cell table:style-name="ce11" office:value-type="string">
            <text:p>:m RES 2*3 / free# JVEMV6 76#_id=GBHE:1 / 76. theoretical-physics(tp) / w=~,topics=速度ベクトルと、その回転との、大きさの比較：(v-&gt;=(y,x,xy))の場合；(v-&gt;=(a,b,c))の場合,other=~,s=~,i=~,doc=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RES 2*3 / free# JVEMV6 76#_id=GBHE:1 / 76. theoretical-physics(tp) / w=~,topics=速度ベクトルと、その回転との、大きさの比較：(v-&gt;=(y,x,xy))の場合；(v-&gt;=(a,b,c))の場合,other=~,s=~,i=~,doc=">
            <text:p>:m RES 2*3 / free# JVEMV6 76#_id=GBHE:1 / 76. theoretical-physics(tp) / w=~,topics=速度ベクトルと、その回転との、大きさの比較：(v-&gt;=(y,x,xy))の場合；(v-&gt;=(a,b,c))の場合,other=~,s=~,i=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1-04_14-59-34_000.jpg</text:p>
          </table:table-cell>
          <table:table-cell table:style-name="ce11" office:value-type="string">
            <text:p>:m RES 3*3 / free# JVEMV6 76#_id=GBHE:1 / 76. theoretical-physics(tp) / w=~,topics=速度ベクトルと、その回転との、大きさの比較：(v-&gt;=(y,x,xy))の場合；(v-&gt;=(a,b,c))の場合,other=~,s=~,i=~,doc= / N+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RES 3*3 / free# JVEMV6 76#_id=GBHE:1 / 76. theoretical-physics(tp) / w=~,topics=速度ベクトルと、その回転との、大きさの比較：(v-&gt;=(y,x,xy))の場合；(v-&gt;=(a,b,c))の場合,other=~,s=~,i=~,doc= / N+">
            <text:p>:m RES 3*3 / free# JVEMV6 76#_id=GBHE:1 / 76. theoretical-physics(tp) / w=~,topics=速度ベクトルと、その回転との、大きさの比較：(v-&gt;=(y,x,xy))の場合；(v-&gt;=(a,b,c))の場合,other=~,s=~,i=~,doc=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11-04_16-55-31_000.jpg</text:p>
          </table:table-cell>
          <table:table-cell table:style-name="ce19" office:value-type="string">
            <text:p>:m #*# RES / JVEMV6 64#131_heike_tomikura_-- / 『平家物語』 著者=~,校注=冨倉徳次郎 / p.201 / w:信西；内侍,topic:「大原御幸」（ごこう）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#*# RES / JVEMV6 64#131_heike_tomikura_-- / 『平家物語』 著者=~,校注=冨倉徳次郎 / p.201 / w:信西；内侍,topic:「大原御幸」（ごこう）">
            <text:p>:m #*# RES / JVEMV6 64#131_heike_tomikura_-- / 『平家物語』 著者=~,校注=冨倉徳次郎 / p.201 / w:信西；内侍,topic:「大原御幸」（ごこう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1-04_19-04-24_000.jpg</text:p>
          </table:table-cell>
          <table:table-cell table:style-name="ce11" office:value-type="string">
            <text:p>:m :篠笛,shinobue #*# / session-memo / s.1:res,for=大甲:fingering,Re+,notes=G;A;B+ \\\ s.2:tech,for=trill,Re+,notes=3-4-6-7-4;4-3-4-3-4,R=1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:篠笛,shinobue #*# / session-memo / s.1:res,for=大甲:fingering,Re+,notes=G;A;B+ \\\ s.2:tech,for=trill,Re+,notes=3-4-6-7-4;4-3-4-3-4,R=1">
            <text:p>:m :篠笛,shinobue #*# / session-memo / s.1:res,for=大甲:fingering,Re+,notes=G;A;B+ \\\ s.2:tech,for=trill,Re+,notes=3-4-6-7-4;4-3-4-3-4,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1-04_20-46-06_000.jpg</text:p>
          </table:table-cell>
          <table:table-cell table:style-name="ce18" office:value-type="string">
            <text:p>:m 食べた物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1-05_00-29-39_000.jpg</text:p>
          </table:table-cell>
          <table:table-cell table:style-name="ce11" office:value-type="string">
            <text:p>:m やることリスト / steps / occasion=風呂出る~寝る / for=~,at=自室,other=~</text:p>
          </table:table-cell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やることリスト / steps / occasion=風呂出る~寝る / for=~,at=自室,other=~">
            <text:p>:m やることリスト / steps / occasion=風呂出る~寝る / for=~,at=自室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1-05_00-31-35_000.jpg</text:p>
          </table:table-cell>
          <table:table-cell table:style-name="ce11" office:value-type="string">
            <text:p>:m RES 1*1 / free# JVEMV6 76#_21:1 / 76. theoretical-physics(tp) / w=(dr-&gt;),topics=ストークスの定理,other=~,s=~,i=~,doc=r-2-3~4#4</text:p>
          </table:table-cell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RES 1*1 / free# JVEMV6 76#_21:1 / 76. theoretical-physics(tp) / w=(dr-&gt;),topics=ストークスの定理,other=~,s=~,i=~,doc=r-2-3~4#4">
            <text:p>:m RES 1*1 / free# JVEMV6 76#_21:1 / 76. theoretical-physics(tp) / w=(dr-&gt;),topics=ストークスの定理,other=~,s=~,i=~,doc=r-2-3~4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1-05_02-06-36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1-05_05-09-35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:PHOTO 起きた時刻（夜中） / 2021">
            <text:p>:m :PHOTO 起きた時刻（夜中）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1-05_07-52-13_000.jpg</text:p>
          </table:table-cell>
          <table:table-cell table:style-name="ce18" office:value-type="string">
            <text:p>:m :PHOTO 起きた時刻 / 2021</text:p>
          </table:table-cell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04_18-40-28_000.mp4</text:p>
          </table:table-cell>
          <table:table-cell table:style-name="ce11" office:value-type="string">
            <text:p>:VIDEO / @自室 / 記録 / jap.flute / 演奏、play / R=1 / tech,for=trill,Re+,notes=3-4-6-7-4;4-3-4-3-4,R=1</text:p>
          </table:table-cell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VIDEO / @自室 / 記録 / jap.flute / 演奏、play / R=1 / tech,for=trill,Re+,notes=3-4-6-7-4;4-3-4-3-4,R=1">
            <text:p>:VIDEO / @自室 / 記録 / jap.flute / 演奏、play / R=1 / tech,for=trill,Re+,notes=3-4-6-7-4;4-3-4-3-4,R=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11-04_18-59-15_000.mp4</text:p>
          </table:table-cell>
          <table:table-cell table:style-name="ce11" office:value-type="string">
            <text:p>:VIDEO / @自室 / 記録 / jap.flute / 演奏、play / R=2 / todays-melody,notes=大甲,Re+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VIDEO / @自室 / 記録 / jap.flute / 演奏、play / R=2 / todays-melody,notes=大甲,Re+">
            <text:p>:VIDEO / @自室 / 記録 / jap.flute / 演奏、play / R=2 / todays-melody,notes=大甲,Re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:m :篠笛,shinobue #*# / session-memo / s.1:todays-melody,genr=~,for=~,key=~,tempo=~,R=~,i.f.=~,notes=h:Bf-6_-3_-4_-7_-7_;pitch:L4-L5-1,Re+,other=~ \\\ s.2:res,for=大甲:fingering,Re+,notes=Bf-Df-C-B-C,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:m RES 1*2 / free# JVEMV6 68#_id=16V7:1 / 68. theoretical-physics(tp) / w=(-1/6*(β-α)^3);(β-α=η),topics=積分：６分の１の公式,other=~,s=~,i=~,doc=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RES 2*2 / free# JVEMV6 68#_id=16V7:1 / 68. theoretical-physics(tp) / w=(-1/6*(β-α)^3);(β-α=η),topics=積分：６分の１の公式,other=~,s=~,i=~,doc=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5">2021/11/05</text:date>, <text:time>11:56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05T11:56:14.45</dc:date>
    <dc:creator>iwabuchi ken</dc:creator>
    <meta:editing-duration>P39DT13H15M26S</meta:editing-duration>
    <meta:editing-cycles>13714</meta:editing-cycles>
    <meta:document-statistic meta:table-count="1" meta:cell-count="450" meta:object-count="0"/>
  </office:meta>
</office:document-meta>
</file>